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83ca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4.224cm" svg:height="1.27cm" svg:x="1.889cm" svg:y="1.762cm">
          <draw:text-box>
            <text:p>Verhalten des Schedulers </text:p>
          </draw:text-box>
        </draw:frame>
        <draw:custom-shape draw:style-name="gr2" draw:text-style-name="P1" xml:id="id1" draw:id="id1" draw:layer="layout" svg:width="5.08cm" svg:height="1.016cm" svg:x="5.719cm" svg:y="3.556cm">
          <text:p text:style-name="P1"><text:span text:style-name="T1">Start</text:span></text:p>
          <text:p text:style-name="P1"><text:span text:style-name="T1">(Frame vom HSR-Switc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4.445cm" svg:height="1.016cm" svg:x="6.037cm" svg:y="6.096cm">
          <text:p text:style-name="P2"><text:span text:style-name="T2">enqueu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4.445cm" svg:height="1.016cm" svg:x="6.037cm" svg:y="8.155cm">
          <text:p text:style-name="P2"><text:span text:style-name="T2">processQueue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4.826cm" svg:height="1.651cm" svg:x="5.846cm" svg:y="10.668cm">
          <text:p text:style-name="P1"><text:span text:style-name="T2">Channel</text:span></text:p>
          <text:p text:style-name="P1"><text:span text:style-name="T2">IsBusy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6" draw:id="id6" draw:layer="layout" svg:width="4.445cm" svg:height="1.016cm" svg:x="13.018cm" svg:y="10.985cm">
          <text:p text:style-name="P2"><text:span text:style-name="T2">scheduleAt( finishTim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4.445cm" svg:height="1.016cm" svg:x="6.037cm" svg:y="14.351cm">
          <text:p text:style-name="P2"><text:span text:style-name="T2">sen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3.683cm" svg:height="1.016cm" svg:x="6.418cm" svg:y="19.05cm">
          <text:p text:style-name="P1"><text:span text:style-name="T1">En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6.35cm" svg:height="1.016cm" svg:x="12.065cm" svg:y="3.556cm">
          <text:p text:style-name="P1"><text:span text:style-name="T1">Start</text:span></text:p>
          <text:p text:style-name="P1"><text:span text:style-name="T1">(Self Message vom Schedul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8.259cm" svg:y1="4.572cm" svg:x2="8.259cm" svg:y2="6.096cm" draw:start-shape="id1" draw:start-glue-point="2" draw:end-shape="id2" svg:d="M8259 4572v1524" svg:viewBox="0 0 1 1525">
          <text:p><text:span text:style-name="T1"/></text:p>
        </draw:connector>
        <draw:connector draw:style-name="gr4" draw:text-style-name="P1" draw:layer="layout" draw:type="line" svg:x1="8.259cm" svg:y1="7.112cm" svg:x2="8.259cm" svg:y2="8.155cm" draw:start-shape="id2" draw:start-glue-point="2" draw:end-shape="id3" draw:end-glue-point="0" svg:d="M8259 7112v1043" svg:viewBox="0 0 1 1044">
          <text:p/>
        </draw:connector>
        <draw:connector draw:style-name="gr4" draw:text-style-name="P2" draw:layer="layout" svg:x1="15.24cm" svg:y1="4.572cm" svg:x2="10.482cm" svg:y2="8.663cm" draw:start-shape="id4" draw:start-glue-point="2" draw:end-shape="id3" draw:end-glue-point="1" svg:d="M15240 4572v4091h-4758" svg:viewBox="0 0 4759 4092">
          <text:p><text:span text:style-name="T1"/></text:p>
        </draw:connector>
        <draw:connector draw:style-name="gr4" draw:text-style-name="P1" draw:layer="layout" draw:type="line" svg:x1="10.672cm" svg:y1="11.494cm" svg:x2="13.018cm" svg:y2="11.493cm" draw:start-shape="id5" draw:start-glue-point="7" draw:end-shape="id6" draw:end-glue-point="3" svg:d="M10672 11494l2346-1" svg:viewBox="0 0 2347 2">
          <text:p text:style-name="P1">JA</text:p>
          <text:p text:style-name="P1"/>
          <text:p text:style-name="P1"/>
        </draw:connector>
        <draw:connector draw:style-name="gr4" draw:text-style-name="P1" draw:layer="layout" draw:type="line" svg:x1="8.259cm" svg:y1="12.319cm" svg:x2="8.259cm" svg:y2="14.351cm" draw:start-shape="id5" draw:start-glue-point="6" draw:end-shape="id7" draw:end-glue-point="0" svg:d="M8259 12319v2032" svg:viewBox="0 0 1 2033">
          <text:p text:style-name="P1"><text:s text:c="15"/>NEIN</text:p>
          <text:p text:style-name="P1"/>
          <text:p text:style-name="P1"/>
        </draw:connector>
        <draw:connector draw:style-name="gr4" draw:text-style-name="P1" draw:layer="layout" draw:type="line" svg:x1="8.259cm" svg:y1="15.367cm" svg:x2="8.259cm" svg:y2="19.05cm" draw:start-shape="id7" draw:start-glue-point="2" draw:end-shape="id8" draw:end-glue-point="0" svg:d="M8259 15367v3683" svg:viewBox="0 0 1 3684">
          <text:p text:style-name="P1"/>
        </draw:connector>
        <draw:connector draw:style-name="gr4" draw:text-style-name="P2" draw:layer="layout" svg:x1="15.24cm" svg:y1="12.001cm" svg:x2="10.101cm" svg:y2="19.558cm" draw:start-shape="id6" draw:start-glue-point="2" draw:end-shape="id8" draw:end-glue-point="1" svg:d="M15240 12001v7557h-5139" svg:viewBox="0 0 5140 7558">
          <text:p/>
        </draw:connector>
        <draw:connector draw:style-name="gr4" draw:text-style-name="P1" draw:layer="layout" draw:type="line" svg:x1="8.259cm" svg:y1="9.171cm" svg:x2="8.259cm" svg:y2="10.668cm" draw:start-shape="id3" draw:start-glue-point="2" draw:end-shape="id5" draw:end-glue-point="4" svg:d="M8259 9171v1497" svg:viewBox="0 0 1 14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5:27:55.226584969</meta:creation-date>
    <meta:generator>LibreOffice/4.2.7.2$Linux_X86_64 LibreOffice_project/420m0$Build-2</meta:generator>
    <dc:date>2014-11-05T16:02:36.693056589</dc:date>
    <meta:editing-duration>PT22M14S</meta:editing-duration>
    <meta:editing-cycles>2</meta:editing-cycles>
    <meta:document-statistic meta:object-count="17"/>
  </office:meta>
</office:document-meta>
</file>